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22.03mm"/>
    </style:style>
    <style:style style:name="co4" style:family="table-column">
      <style:table-column-properties fo:break-before="auto" style:column-width="63.89mm"/>
    </style:style>
    <style:style style:name="co5" style:family="table-column">
      <style:table-column-properties fo:break-before="auto" style:column-width="161.1mm"/>
    </style:style>
    <style:style style:name="co6" style:family="table-column">
      <style:table-column-properties fo:break-before="auto" style:column-width="55.16mm"/>
    </style:style>
    <style:style style:name="co7" style:family="table-column">
      <style:table-column-properties fo:break-before="auto" style:column-width="28.79mm"/>
    </style:style>
    <style:style style:name="co8" style:family="table-column">
      <style:table-column-properties fo:break-before="auto" style:column-width="71.51mm"/>
    </style:style>
    <style:style style:name="co9" style:family="table-column">
      <style:table-column-properties fo:break-before="auto" style:column-width="50.8mm"/>
    </style:style>
    <style:style style:name="co10" style:family="table-column">
      <style:table-column-properties fo:break-before="auto" style:column-width="45.35mm"/>
    </style:style>
    <style:style style:name="co11" style:family="table-column">
      <style:table-column-properties fo:break-before="auto" style:column-width="52.55mm"/>
    </style:style>
    <style:style style:name="co12" style:family="table-column">
      <style:table-column-properties fo:break-before="auto" style:column-width="93.75mm"/>
    </style:style>
    <style:style style:name="co13" style:family="table-column">
      <style:table-column-properties fo:break-before="auto" style:column-width="46.88mm"/>
    </style:style>
    <style:style style:name="co14" style:family="table-column">
      <style:table-column-properties fo:break-before="auto" style:column-width="32.0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8.98mm"/>
    </style:style>
    <style:style style:name="co17" style:family="table-column">
      <style:table-column-properties fo:break-before="auto" style:column-width="27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fo:color="#0000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ptember" table:style-name="ta1">
        <table:shapes>
          <draw:frame draw:z-index="0" draw:style-name="gr1" draw:text-style-name="P1" svg:width="227.07mm" svg:height="135.24mm" svg:x="695.4mm" svg:y="193.48mm">
            <draw:object draw:notify-on-update-of-ranges="september.O2:september.O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Auftragskonto</text:p>
          </table:table-cell>
          <table:table-cell office:value-type="string" calcext:value-type="string">
            <text:p>Buchungstag</text:p>
          </table:table-cell>
          <table:table-cell office:value-type="string" calcext:value-type="string">
            <text:p>Valutadatum</text:p>
          </table:table-cell>
          <table:table-cell office:value-type="string" calcext:value-type="string">
            <text:p>Buchungstext</text:p>
          </table:table-cell>
          <table:table-cell office:value-type="string" calcext:value-type="string">
            <text:p>Verwendungszweck</text:p>
          </table:table-cell>
          <table:table-cell office:value-type="string" calcext:value-type="string">
            <text:p>Glaeubiger ID</text:p>
          </table:table-cell>
          <table:table-cell office:value-type="string" calcext:value-type="string">
            <text:p>Mandatsreferenz</text:p>
          </table:table-cell>
          <table:table-cell office:value-type="string" calcext:value-type="string">
            <text:p>Kundenreferenz (End-to-End)</text:p>
          </table:table-cell>
          <table:table-cell office:value-type="string" calcext:value-type="string">
            <text:p>Sammlerreferenz</text:p>
          </table:table-cell>
          <table:table-cell office:value-type="string" calcext:value-type="string">
            <text:p>Lastschrift Ursprungsbetrag</text:p>
          </table:table-cell>
          <table:table-cell office:value-type="string" calcext:value-type="string">
            <text:p>Auslagenersatz Ruecklastschrift</text:p>
          </table:table-cell>
          <table:table-cell office:value-type="string" calcext:value-type="string">
            <text:p>Beguenstigter/Zahlungspflichtiger</text:p>
          </table:table-cell>
          <table:table-cell office:value-type="string" calcext:value-type="string">
            <text:p>Kontonummer/IBAN</text:p>
          </table:table-cell>
          <table:table-cell office:value-type="string" calcext:value-type="string">
            <text:p>BIC (SWIFT-Code)</text:p>
          </table:table-cell>
          <table:table-cell table:style-name="Default" office:value-type="string" calcext:value-type="string">
            <text:p>Betra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1.10.19</text:p>
          </table:table-cell>
          <table:table-cell office:value-type="string" calcext:value-type="string">
            <text:p>GUTSCHR. UEBERW. DAUERAUFTR</text:p>
          </table:table-cell>
          <table:table-cell office:value-type="string" calcext:value-type="string">
            <text:p>Monatlicher Unterhalt ab November 2018 </text:p>
          </table:table-cell>
          <table:table-cell table:number-columns-repeated="6"/>
          <table:table-cell office:value-type="string" calcext:value-type="string">
            <text:p>Dr. Heiko Krude</text:p>
          </table:table-cell>
          <table:table-cell office:value-type="string" calcext:value-type="string">
            <text:p>DE21100500001062583945</text:p>
          </table:table-cell>
          <table:table-cell office:value-type="string" calcext:value-type="string">
            <text:p>BELADEBEXX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7T10:36 Debitk.1 2022-12 </text:p>
          </table:table-cell>
          <table:table-cell table:number-columns-repeated="2"/>
          <table:table-cell office:value-type="float" office:value="5.65584470042663E+025" calcext:value-type="float">
            <text:p>5.65584470042663E+025</text:p>
          </table:table-cell>
          <table:table-cell table:number-columns-repeated="3"/>
          <table:table-cell office:value-type="string" calcext:value-type="string">
            <text:p>Wiener Feinbaecker//Berlin/DE</text:p>
          </table:table-cell>
          <table:table-cell office:value-type="string" calcext:value-type="string">
            <text:p>DE85120800000101752405</text:p>
          </table:table-cell>
          <table:table-cell office:value-type="string" calcext:value-type="string">
            <text:p>DRESDEFF120</text:p>
          </table:table-cell>
          <table:table-cell office:value-type="float" office:value="-3.25" calcext:value-type="float">
            <text:p>-3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BVG, Ihr Einkauf bei BVG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713617352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2.8" calcext:value-type="float">
            <text:p>-2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708189503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8.14" calcext:value-type="float">
            <text:p>-8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6.09.19</text:p>
          </table:table-cell>
          <table:table-cell office:value-type="string" calcext:value-type="string">
            <text:p>LOHN <text:s/>GEHALT</text:p>
          </table:table-cell>
          <table:table-cell office:value-type="string" calcext:value-type="string">
            <text:p>Verdienstabrechnung 09.19/1 </text:p>
          </table:table-cell>
          <table:table-cell table:number-columns-repeated="2"/>
          <table:table-cell office:value-type="float" office:value="2.01909182203481E+033" calcext:value-type="float">
            <text:p>2.01909182203481E+033</text:p>
          </table:table-cell>
          <table:table-cell table:number-columns-repeated="3"/>
          <table:table-cell office:value-type="string" calcext:value-type="string">
            <text:p>HELMHOLTZ-ZENTRUM DRESDEN-ROSSENDORF E.V.</text:p>
          </table:table-cell>
          <table:table-cell office:value-type="string" calcext:value-type="string">
            <text:p>DE42850800000402657300</text:p>
          </table:table-cell>
          <table:table-cell office:value-type="string" calcext:value-type="string">
            <text:p>DRESDEFF85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6:.O41])" office:value-type="float" office:value="1008.19" calcext:value-type="float">
            <text:p>100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5T16:10 Debitk.1 2022-12 </text:p>
          </table:table-cell>
          <table:table-cell table:number-columns-repeated="2"/>
          <table:table-cell office:value-type="string" calcext:value-type="string">
            <text:p>54284924378850250919161022()KONSUM</text:p>
          </table:table-cell>
          <table:table-cell table:number-columns-repeated="3"/>
          <table:table-cell office:value-type="string" calcext:value-type="string">
            <text:p>KONSUM 7023 VIELEN DANK //DRESDEN/DE</text:p>
          </table:table-cell>
          <table:table-cell office:value-type="string" calcext:value-type="string">
            <text:p>DE98664926000001451618</text:p>
          </table:table-cell>
          <table:table-cell office:value-type="string" calcext:value-type="string">
            <text:p>GENODE61APP</text:p>
          </table:table-cell>
          <table:table-cell office:value-type="float" office:value="-1.69" calcext:value-type="float">
            <text:p>-1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18:25 Debitk.1 2022-12 </text:p>
          </table:table-cell>
          <table:table-cell table:number-columns-repeated="2"/>
          <table:table-cell office:value-type="float" office:value="6.50321626188772E+025" calcext:value-type="float">
            <text:p>6.5032162618877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5.27" calcext:value-type="float">
            <text:p>-5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07:31 Debitk.1 2022-12 </text:p>
          </table:table-cell>
          <table:table-cell table:number-columns-repeated="2"/>
          <table:table-cell office:value-type="float" office:value="6.50321392948633E+025" calcext:value-type="float">
            <text:p>6.50321392948633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2.64" calcext:value-type="float">
            <text:p>-2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20:09 Debitk.1 2022-12 </text:p>
          </table:table-cell>
          <table:table-cell table:number-columns-repeated="2"/>
          <table:table-cell office:value-type="float" office:value="5.56265020028222E+025" calcext:value-type="float">
            <text:p>5.56265020028222E+025</text:p>
          </table:table-cell>
          <table:table-cell table:number-columns-repeated="3"/>
          <table:table-cell office:value-type="string" calcext:value-type="string">
            <text:p>FILMTHEATER SCHAUBURG//Dresden/DE</text:p>
          </table:table-cell>
          <table:table-cell office:value-type="string" calcext:value-type="string">
            <text:p>DE93450500010100195997</text:p>
          </table:table-cell>
          <table:table-cell office:value-type="string" calcext:value-type="string">
            <text:p>WELADE3HXXX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CTS EVENTIM, Ihr Einkauf bei CTS EVENTIM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82684645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79.08" calcext:value-type="float">
            <text:p>-79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3T19:29 Debitk.1 2022-12 </text:p>
          </table:table-cell>
          <table:table-cell table:number-columns-repeated="2"/>
          <table:table-cell office:value-type="float" office:value="6.50321626187292E+025" calcext:value-type="float">
            <text:p>6.5032162618729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2T14:28 Debitk.1 2022-12 </text:p>
          </table:table-cell>
          <table:table-cell table:number-columns-repeated="2"/>
          <table:table-cell office:value-type="float" office:value="5.42264071943612E+025" calcext:value-type="float">
            <text:p>5.42264071943612E+025</text:p>
          </table:table-cell>
          <table:table-cell table:number-columns-repeated="3"/>
          <table:table-cell office:value-type="string" calcext:value-type="string">
            <text:p>BERLINER VERKEHRSBETRIEBE (BVG)//BERLIN/DE</text:p>
          </table:table-cell>
          <table:table-cell office:value-type="string" calcext:value-type="string">
            <text:p>DE28100700000020118602</text:p>
          </table:table-cell>
          <table:table-cell office:value-type="string" calcext:value-type="string">
            <text:p>DEUTDEBBXXX</text:p>
          </table:table-cell>
          <table:table-cell office:value-type="float" office:value="-5.6" calcext:value-type="float">
            <text:p>-5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3T12:12 Debitk.1 2022-12 </text:p>
          </table:table-cell>
          <table:table-cell table:number-columns-repeated="2"/>
          <table:table-cell office:value-type="float" office:value="5.56532470101572E+025" calcext:value-type="float">
            <text:p>5.56532470101572E+025</text:p>
          </table:table-cell>
          <table:table-cell table:number-columns-repeated="3"/>
          <table:table-cell office:value-type="string" calcext:value-type="string">
            <text:p>BK 88 HELMHOLTZ ZENTRUM//Dresden/DE</text:p>
          </table:table-cell>
          <table:table-cell office:value-type="string" calcext:value-type="string">
            <text:p>DE77850503003200023383</text:p>
          </table:table-cell>
          <table:table-cell office:value-type="string" calcext:value-type="string">
            <text:p>OSDDDE81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59918690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16.3" calcext:value-type="float">
            <text:p>-16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60635611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38.3" calcext:value-type="float">
            <text:p>-38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9T08:14 Debitk.1 2022-12 </text:p>
          </table:table-cell>
          <table:table-cell table:number-columns-repeated="2"/>
          <table:table-cell office:value-type="float" office:value="6.50321626176372E+025" calcext:value-type="float">
            <text:p>6.5032162617637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7.16" calcext:value-type="float">
            <text:p>-7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8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7T18:28 Debitk.1 2022-12 </text:p>
          </table:table-cell>
          <table:table-cell table:number-columns-repeated="2"/>
          <table:table-cell office:value-type="float" office:value="6.50321392945632E+025" calcext:value-type="float">
            <text:p>6.5032139294563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6.12" calcext:value-type="float">
            <text:p>-6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ONLINE-UEBERWEISUNG</text:p>
          </table:table-cell>
          <table:table-cell office:value-type="string" calcext:value-type="string">
            <text:p>Pillengeld DATUM 16.09.2019, 11.56 UHR1.TAN 651290 </text:p>
          </table:table-cell>
          <table:table-cell table:number-columns-repeated="3"/>
          <table:table-cell office:value-type="string" calcext:value-type="string">
            <text:p>1610239979-20190916115601</text:p>
          </table:table-cell>
          <table:table-cell table:number-columns-repeated="2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4T18:05 Debitk.1 2022-12 </text:p>
          </table:table-cell>
          <table:table-cell table:number-columns-repeated="2"/>
          <table:table-cell office:value-type="float" office:value="6.50321626166661E+025" calcext:value-type="float">
            <text:p>6.5032162616666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83" calcext:value-type="float">
            <text:p>-8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Berlin ist eine Reise wert </text:p>
          </table:table-cell>
          <table:table-cell table:number-columns-repeated="6"/>
          <table:table-cell office:value-type="string" calcext:value-type="string">
            <text:p>Regine Schefels</text:p>
          </table:table-cell>
          <table:table-cell office:value-type="string" calcext:value-type="string">
            <text:p>DE28660908000002802937</text:p>
          </table:table-cell>
          <table:table-cell office:value-type="string" calcext:value-type="string">
            <text:p>GENODE61B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3T18:37 Debitk.1 2022-12 </text:p>
          </table:table-cell>
          <table:table-cell table:number-columns-repeated="2"/>
          <table:table-cell office:value-type="float" office:value="6.01270472154601E+033" calcext:value-type="float">
            <text:p>6.01270472154601E+033</text:p>
          </table:table-cell>
          <table:table-cell table:number-columns-repeated="3"/>
          <table:table-cell office:value-type="string" calcext:value-type="string">
            <text:p>DANKE, IHR LIDL//Dresden/DE</text:p>
          </table:table-cell>
          <table:table-cell office:value-type="string" calcext:value-type="string">
            <text:p>DE61300500000008000119</text:p>
          </table:table-cell>
          <table:table-cell office:value-type="string" calcext:value-type="string">
            <text:p>WELADEDDXXX</text:p>
          </table:table-cell>
          <table:table-cell office:value-type="float" office:value="-14.44" calcext:value-type="float">
            <text:p>-14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Abendessen,Zara </text:p>
          </table:table-cell>
          <table:table-cell table:number-columns-repeated="6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2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1T19:12 Debitk.1 2022-12 </text:p>
          </table:table-cell>
          <table:table-cell table:number-columns-repeated="2"/>
          <table:table-cell office:value-type="float" office:value="6.50321644580351E+025" calcext:value-type="float">
            <text:p>6.503216445803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6.55" calcext:value-type="float">
            <text:p>-6,5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1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0T19:00 Debitk.1 2022-12 </text:p>
          </table:table-cell>
          <table:table-cell table:number-columns-repeated="2"/>
          <table:table-cell office:value-type="float" office:value="6.50321644576151E+025" calcext:value-type="float">
            <text:p>6.503216445761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39" calcext:value-type="float">
            <text:p>-8,3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9T19:54 Debitk.0 2022-12 </text:p>
          </table:table-cell>
          <table:table-cell table:number-columns-repeated="2"/>
          <table:table-cell office:value-type="float" office:value="6.50321626154851E+025" calcext:value-type="float">
            <text:p>6.503216261548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2.37" calcext:value-type="float">
            <text:p>-2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26:.O29])" office:value-type="float" office:value="-35.32" calcext:value-type="float">
            <text:p>-35.3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9T11:45 Debitk.0 2022-12 </text:p>
          </table:table-cell>
          <table:table-cell table:number-columns-repeated="2"/>
          <table:table-cell office:value-type="float" office:value="5.56532480081131E+025" calcext:value-type="float">
            <text:p>5.56532480081131E+025</text:p>
          </table:table-cell>
          <table:table-cell table:number-columns-repeated="3"/>
          <table:table-cell office:value-type="string" calcext:value-type="string">
            <text:p>BK 88 HELMHOLTZ ZENTRUM//Dresden/DE</text:p>
          </table:table-cell>
          <table:table-cell office:value-type="string" calcext:value-type="string">
            <text:p>DE77850503003200023383</text:p>
          </table:table-cell>
          <table:table-cell office:value-type="string" calcext:value-type="string">
            <text:p>OSDDDE81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556089061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10.15" calcext:value-type="float">
            <text:p>-10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LOGPAYFINAN, Ihr Einkauf bei LOGPAYFINAN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550568602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2.8" calcext:value-type="float">
            <text:p>-2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8T16:16 Debitk.1 2022-12 </text:p>
          </table:table-cell>
          <table:table-cell table:number-columns-repeated="2"/>
          <table:table-cell office:value-type="float" office:value="6.01270481488461E+033" calcext:value-type="float">
            <text:p>6.01270481488461E+033</text:p>
          </table:table-cell>
          <table:table-cell table:number-columns-repeated="3"/>
          <table:table-cell office:value-type="string" calcext:value-type="string">
            <text:p>DANKE, IHR LIDL//Dresden/DE</text:p>
          </table:table-cell>
          <table:table-cell office:value-type="string" calcext:value-type="string">
            <text:p>DE61300500000008000119</text:p>
          </table:table-cell>
          <table:table-cell office:value-type="string" calcext:value-type="string">
            <text:p>WELADEDDXXX</text:p>
          </table:table-cell>
          <table:table-cell office:value-type="float" office:value="-2.77" calcext:value-type="float">
            <text:p>-2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0:.O34])" office:value-type="float" office:value="-135.67" calcext:value-type="float">
            <text:p>-13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7T11:31 Debitk.1 2022-12 </text:p>
          </table:table-cell>
          <table:table-cell table:number-columns-repeated="2"/>
          <table:table-cell office:value-type="float" office:value="6.53276169054151E+025" calcext:value-type="float">
            <text:p>6.53276169054151E+025</text:p>
          </table:table-cell>
          <table:table-cell table:number-columns-repeated="3"/>
          <table:table-cell office:value-type="string" calcext:value-type="string">
            <text:p>CUCCIS FOOD GERMANY//HAMBURG/DE</text:p>
          </table:table-cell>
          <table:table-cell office:value-type="string" calcext:value-type="string">
            <text:p>DE71500400000600178805</text:p>
          </table:table-cell>
          <table:table-cell office:value-type="string" calcext:value-type="string">
            <text:p>COBADEFFXXX</text:p>
          </table:table-cell>
          <table:table-cell office:value-type="float" office:value="-4.85" calcext:value-type="float">
            <text:p>-4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5T16:27 Debitk.1 2099-12 Original 469,70 HRK 1 Euro=7,38102100 HRK Entgelt 1,21 EUR </text:p>
          </table:table-cell>
          <table:table-cell table:number-columns-repeated="2"/>
          <table:table-cell office:value-type="string" calcext:value-type="string">
            <text:p>FDE100RKP3A</text:p>
          </table:table-cell>
          <table:table-cell table:number-columns-repeated="3"/>
          <table:table-cell office:value-type="string" calcext:value-type="string">
            <text:p>ZARA HRVATSKA//SPLIT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64.85" calcext:value-type="float">
            <text:p>-64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5T18:01 Debitk.1 2099-12 Original 192,00 HRK 1 Euro=7,38102100 HRK Entgelt 0,49 EUR </text:p>
          </table:table-cell>
          <table:table-cell table:number-columns-repeated="2"/>
          <table:table-cell office:value-type="string" calcext:value-type="string">
            <text:p>FDE100RKP39</text:p>
          </table:table-cell>
          <table:table-cell table:number-columns-repeated="3"/>
          <table:table-cell office:value-type="string" calcext:value-type="string">
            <text:p>PIZZERIA PORTAS//SPLIT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26.5" calcext:value-type="float">
            <text:p>-26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BARGELDAUSZAHLUNG</text:p>
          </table:table-cell>
          <table:table-cell office:value-type="string" calcext:value-type="string">
            <text:p>2019-09-05T15:22 Debitk.1 2099-12 Entgelt 7,50 EUR </text:p>
          </table:table-cell>
          <table:table-cell table:number-columns-repeated="2"/>
          <table:table-cell office:value-type="string" calcext:value-type="string">
            <text:p>FDF1002QCX0</text:p>
          </table:table-cell>
          <table:table-cell table:number-columns-repeated="3"/>
          <table:table-cell office:value-type="string" calcext:value-type="string">
            <text:p>MOSTARSKA ZONA 6//SPLIT/HR/2</text:p>
          </table:table-cell>
          <table:table-cell office:value-type="string" calcext:value-type="string">
            <text:p>DE89500500000959567017</text:p>
          </table:table-cell>
          <table:table-cell office:value-type="string" calcext:value-type="string">
            <text:p>HELADEFF</text:p>
          </table:table-cell>
          <table:table-cell office:value-type="float" office:value="-36.7" calcext:value-type="float">
            <text:p>-36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4T20:27 Debitk.1 2099-12 Original 478,00 HRK 1 Euro=7,36267300 HRK Entgelt 1,23 EUR </text:p>
          </table:table-cell>
          <table:table-cell table:number-columns-repeated="2"/>
          <table:table-cell office:value-type="string" calcext:value-type="string">
            <text:p>FDE100RJPP4</text:p>
          </table:table-cell>
          <table:table-cell table:number-columns-repeated="3"/>
          <table:table-cell office:value-type="string" calcext:value-type="string">
            <text:p>RIBARSKA KUCICA//BOL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66.15" calcext:value-type="float">
            <text:p>-66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5])" office:value-type="float" office:value="-66.15" calcext:value-type="float">
            <text:p>-66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3T15:59 Debitk.1 2099-12 Original 69,00 HRK 1 Euro=7,37708900 HRK Entgelt 0,18 EUR </text:p>
          </table:table-cell>
          <table:table-cell table:number-columns-repeated="2"/>
          <table:table-cell office:value-type="string" calcext:value-type="string">
            <text:p>FDE100RIPN8</text:p>
          </table:table-cell>
          <table:table-cell table:number-columns-repeated="3"/>
          <table:table-cell office:value-type="string" calcext:value-type="string">
            <text:p>UJE//BOL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9.53" calcext:value-type="float">
            <text:p>-9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6])" office:value-type="float" office:value="-9.53" calcext:value-type="float">
            <text:p>-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8-27T09:44 Debitk.1 2022-12 </text:p>
          </table:table-cell>
          <table:table-cell table:number-columns-repeated="2"/>
          <table:table-cell office:value-type="float" office:value="6.80195850015773E+025" calcext:value-type="float">
            <text:p>6.80195850015773E+025</text:p>
          </table:table-cell>
          <table:table-cell table:number-columns-repeated="3"/>
          <table:table-cell office:value-type="string" calcext:value-type="string">
            <text:p>TAXI 3516//BERLIN/DE</text:p>
          </table:table-cell>
          <table:table-cell office:value-type="string" calcext:value-type="string">
            <text:p>DE98370100500555651506</text:p>
          </table:table-cell>
          <table:table-cell office:value-type="string" calcext:value-type="string">
            <text:p>PBNKDEFFXXX</text:p>
          </table:table-cell>
          <table:table-cell office:value-type="float" office:value="-31.5" calcext:value-type="float">
            <text:p>-31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7])" office:value-type="float" office:value="-31.5" calcext:value-type="float">
            <text:p>-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3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Booool </text:p>
          </table:table-cell>
          <table:table-cell table:number-columns-repeated="6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8:.Q38]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GUTSCHR. UEBERW. DAUERAUFTR</text:p>
          </table:table-cell>
          <table:table-cell office:value-type="string" calcext:value-type="string">
            <text:p>Monatlicher Unterhalt ab November 2018 </text:p>
          </table:table-cell>
          <table:table-cell table:number-columns-repeated="6"/>
          <table:table-cell office:value-type="string" calcext:value-type="string">
            <text:p>Dr. Heiko Krude</text:p>
          </table:table-cell>
          <table:table-cell office:value-type="string" calcext:value-type="string">
            <text:p>DE21100500001062583945</text:p>
          </table:table-cell>
          <table:table-cell office:value-type="string" calcext:value-type="string">
            <text:p>BELADEBEXX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9];[.O40];[.O41])" office:value-type="float" office:value="482.17" calcext:value-type="float">
            <text:p>48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DAUERAUFTRAG</text:p>
          </table:table-cell>
          <table:table-cell office:value-type="string" calcext:value-type="string">
            <text:p>sonstige Kosten Wachsbleichstraße 47 </text:p>
          </table:table-cell>
          <table:table-cell table:number-columns-repeated="6"/>
          <table:table-cell office:value-type="string" calcext:value-type="string">
            <text:p>Marvin</text:p>
          </table:table-cell>
          <table:table-cell office:value-type="string" calcext:value-type="string">
            <text:p>DE56800400000850447400</text:p>
          </table:table-cell>
          <table:table-cell office:value-type="string" calcext:value-type="string">
            <text:p>COBADEFFXXX</text:p>
          </table:table-cell>
          <table:table-cell office:value-type="float" office:value="-24.5" calcext:value-type="float">
            <text:p>-24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DAUERAUFTRAG</text:p>
          </table:table-cell>
          <table:table-cell office:value-type="string" calcext:value-type="string">
            <text:p>Miete + Internet: Wachsbleichstraße 47, Dresden </text:p>
          </table:table-cell>
          <table:table-cell table:number-columns-repeated="6"/>
          <table:table-cell office:value-type="string" calcext:value-type="string">
            <text:p>Maximilian Walther</text:p>
          </table:table-cell>
          <table:table-cell office:value-type="string" calcext:value-type="string">
            <text:p>DE15200411550651304800</text:p>
          </table:table-cell>
          <table:table-cell office:value-type="string" calcext:value-type="string">
            <text:p>COBADEHD055</text:p>
          </table:table-cell>
          <table:table-cell office:value-type="float" office:value="-293.33" calcext:value-type="float">
            <text:p>-293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40];[.O41])" office:value-type="float" office:value="-317.83" calcext:value-type="float">
            <text:p>-317.83</text:p>
          </table:table-cell>
          <table:table-cell table:formula="of:=SUM([.O5];[.O15];[.O16];[.O28])" office:value-type="float" office:value="-72.89" calcext:value-type="float">
            <text:p>-72.89</text:p>
          </table:table-cell>
          <table:table-cell table:formula="of:=SUM([.O8];[.O9];[.O12];[.O17];[.O18];[.O20];[.O24:.O26];[.O22];[.O30])" office:value-type="float" office:value="-72.98" calcext:value-type="float">
            <text:p>-72.98</text:p>
          </table:table-cell>
        </table:table-row>
        <table:table-row table:style-name="ro1">
          <table:table-cell table:number-columns-repeated="14"/>
          <table:table-cell table:style-name="Default" table:formula="of:=SUM([.O2:.O41])" office:value-type="float" office:value="1794" calcext:value-type="float">
            <text:p>1794</text:p>
          </table:table-cell>
          <table:table-cell table:number-columns-repeated="5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5:48:53.783451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7:36:50.735669679</dc:date>
    <meta:editing-duration>PT2H45M34S</meta:editing-duration>
    <meta:editing-cycles>2</meta:editing-cycles>
    <meta:generator>LibreOffice/6.2.8.2$Linux_X86_64 LibreOffice_project/20$Build-2</meta:generator>
    <meta:document-statistic meta:table-count="1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08cm" svg:height="13.525cm" xlink:href=".." xlink:type="simple" chart:class="chart:line" chart:style-name="ch1">
        <chart:title svg:x="10.122cm" svg:y="0.405cm" chart:style-name="ch2">
          <text:p>September</text:p>
        </chart:title>
        <chart:legend chart:legend-position="end" svg:x="19.774cm" svg:y="6.474cm" style:legend-expansion="high" chart:style-name="ch3"/>
        <chart:plot-area chart:style-name="ch4" table:cell-range-address="september.O2:september.O41" svg:x="0.454cm" svg:y="1.46cm" svg:width="18.866cm" svg:height="11.795cm">
          <chartooo:coordinate-region svg:x="1.412cm" svg:y="1.649cm" svg:width="17.619cm" svg:height="11.4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eptember.O2:september.O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eptember.O2:september.O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9.08">
                <text:p>-79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83">
                <text:p>-8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4.85">
                <text:p>-64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6.15">
                <text:p>-66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3.33">
                <text:p>-293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